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1in" table:align="left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0.8333in"/>
    </style:style>
    <style:style style:name="Table1.C" style:family="table-column">
      <style:table-column-properties style:column-width="0.8063in"/>
    </style:style>
    <style:style style:name="Table1.D" style:family="table-column">
      <style:table-column-properties style:column-width="0.9563in"/>
    </style:style>
    <style:style style:name="Table1.E" style:family="table-column">
      <style:table-column-properties style:column-width="0.9556in"/>
    </style:style>
    <style:style style:name="Table1.G" style:family="table-column">
      <style:table-column-properties style:column-width="0.95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8063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2292in"/>
    </style:style>
    <style:style style:name="Table3.B" style:family="table-column">
      <style:table-column-properties style:column-width="0.8333in"/>
    </style:style>
    <style:style style:name="Table3.C" style:family="table-column">
      <style:table-column-properties style:column-width="0.8063in"/>
    </style:style>
    <style:style style:name="Table3.D" style:family="table-column">
      <style:table-column-properties style:column-width="0.9563in"/>
    </style:style>
    <style:style style:name="Table3.E" style:family="table-column">
      <style:table-column-properties style:column-width="0.9556in"/>
    </style:style>
    <style:style style:name="Table3.G" style:family="table-column">
      <style:table-column-properties style:column-width="0.95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be6" officeooo:paragraph-rsid="00118be6"/>
    </style:style>
    <style:style style:name="P2" style:family="paragraph" style:parent-style-name="Standard">
      <style:text-properties fo:font-weight="bold" officeooo:rsid="00126ecc" officeooo:paragraph-rsid="00126ecc" style:font-weight-asian="bold" style:font-weight-complex="bold"/>
    </style:style>
    <style:style style:name="P3" style:family="paragraph" style:parent-style-name="Standard">
      <style:text-properties fo:font-weight="bold" officeooo:rsid="00700e23" officeooo:paragraph-rsid="002e665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ed1aa" officeooo:paragraph-rsid="0056be4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900342" officeooo:paragraph-rsid="00166e4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900342" officeooo:paragraph-rsid="0056be4e" style:font-weight-asian="bold" style:font-weight-complex="bold"/>
    </style:style>
    <style:style style:name="P8" style:family="paragraph" style:parent-style-name="Standard">
      <style:text-properties fo:font-weight="bold" officeooo:rsid="0038081a" officeooo:paragraph-rsid="0038081a" style:font-weight-asian="bold" style:font-weight-complex="bold"/>
    </style:style>
    <style:style style:name="P9" style:family="paragraph" style:parent-style-name="Standard">
      <style:text-properties fo:font-weight="bold" officeooo:rsid="0038081a" officeooo:paragraph-rsid="00533a7e" style:font-weight-asian="bold" style:font-weight-complex="bold"/>
    </style:style>
    <style:style style:name="P10" style:family="paragraph" style:parent-style-name="Standard">
      <style:text-properties fo:font-weight="normal" officeooo:paragraph-rsid="004dada9" style:font-weight-asian="normal" style:font-weight-complex="normal"/>
    </style:style>
    <style:style style:name="P11" style:family="paragraph" style:parent-style-name="Standard">
      <style:text-properties fo:font-weight="normal" officeooo:rsid="0022ba78" officeooo:paragraph-rsid="0022ba78" style:font-weight-asian="normal" style:font-weight-complex="normal"/>
    </style:style>
    <style:style style:name="P12" style:family="paragraph" style:parent-style-name="Standard">
      <style:text-properties officeooo:rsid="0012f75a" officeooo:paragraph-rsid="0012f75a"/>
    </style:style>
    <style:style style:name="P13" style:family="paragraph" style:parent-style-name="Standard">
      <style:text-properties officeooo:paragraph-rsid="0012f75a"/>
    </style:style>
    <style:style style:name="P14" style:family="paragraph" style:parent-style-name="Standard">
      <style:text-properties officeooo:rsid="00197b65" officeooo:paragraph-rsid="001ede83"/>
    </style:style>
    <style:style style:name="P15" style:family="paragraph" style:parent-style-name="Standard">
      <style:text-properties officeooo:rsid="001a19f1" officeooo:paragraph-rsid="001ede83"/>
    </style:style>
    <style:style style:name="P16" style:family="paragraph" style:parent-style-name="Standard">
      <style:text-properties officeooo:rsid="001b7562" officeooo:paragraph-rsid="001ede83"/>
    </style:style>
    <style:style style:name="P17" style:family="paragraph" style:parent-style-name="Standard">
      <style:text-properties officeooo:rsid="001c7cc5" officeooo:paragraph-rsid="001ede83"/>
    </style:style>
    <style:style style:name="P18" style:family="paragraph" style:parent-style-name="Standard">
      <style:text-properties officeooo:rsid="001ede83" officeooo:paragraph-rsid="001ede83"/>
    </style:style>
    <style:style style:name="P19" style:family="paragraph" style:parent-style-name="Standard">
      <style:text-properties officeooo:rsid="0020874f" officeooo:paragraph-rsid="0020874f"/>
    </style:style>
    <style:style style:name="P20" style:family="paragraph" style:parent-style-name="Standard">
      <style:text-properties officeooo:rsid="002163a9" officeooo:paragraph-rsid="002163a9"/>
    </style:style>
    <style:style style:name="P21" style:family="paragraph" style:parent-style-name="Standard">
      <style:paragraph-properties fo:break-before="page"/>
      <style:text-properties fo:font-weight="bold" officeooo:rsid="00197b65" officeooo:paragraph-rsid="001ede83" style:font-weight-asian="bold" style:font-weight-complex="bold"/>
    </style:style>
    <style:style style:name="P22" style:family="paragraph" style:parent-style-name="Preformatted_20_Text">
      <style:paragraph-properties fo:break-before="page"/>
      <style:text-properties fo:font-variant="normal" fo:text-transform="none" fo:color="#000000" style:font-name="monospace" fo:font-size="10.5pt" fo:letter-spacing="normal" fo:font-style="normal" fo:font-weight="bold" officeooo:rsid="00145137" officeooo:paragraph-rsid="00145137" style:font-weight-asian="bold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2ad71c" style:font-weight-asian="bold" style:font-weight-complex="bold"/>
    </style:style>
    <style:style style:name="P2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2f4fb" officeooo:paragraph-rsid="0082f4fb"/>
    </style:style>
    <style:style style:name="P2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d71c" officeooo:paragraph-rsid="00863c06"/>
    </style:style>
    <style:style style:name="P2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8fd53" officeooo:paragraph-rsid="0088fd53" style:font-weight-asian="normal" style:font-weight-complex="normal"/>
    </style:style>
    <style:style style:name="P2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ab497" officeooo:paragraph-rsid="008ab497" style:font-weight-asian="normal" style:font-weight-complex="normal"/>
    </style:style>
    <style:style style:name="P2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d3226" officeooo:paragraph-rsid="008d3226" style:font-weight-asian="normal" style:font-weight-complex="normal"/>
    </style:style>
    <style:style style:name="P3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8fd53" officeooo:paragraph-rsid="0088fd53" style:font-weight-asian="bold" style:font-weight-complex="bold"/>
    </style:style>
    <style:style style:name="P3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d3226" officeooo:paragraph-rsid="008d3226" style:font-weight-asian="bold" style:font-weight-complex="bold"/>
    </style:style>
    <style:style style:name="P3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33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56be4e"/>
    </style:style>
    <style:style style:name="P34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7d68db" officeooo:paragraph-rsid="007d68db" style:font-weight-asian="bold" style:font-weight-complex="bold"/>
    </style:style>
    <style:style style:name="P35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7d68db" officeooo:paragraph-rsid="0056be4e" style:font-weight-asian="normal" style:font-weight-complex="normal"/>
    </style:style>
    <style:style style:name="P36" style:family="paragraph" style:parent-style-name="Text_20_body">
      <style:text-properties officeooo:rsid="002ad71c" officeooo:paragraph-rsid="002ad71c"/>
    </style:style>
    <style:style style:name="P37" style:family="paragraph" style:parent-style-name="Text_20_body">
      <style:text-properties officeooo:paragraph-rsid="0056be4e"/>
    </style:style>
    <style:style style:name="P38" style:family="paragraph" style:parent-style-name="Text_20_body">
      <style:text-properties officeooo:rsid="006ab28f" officeooo:paragraph-rsid="006ab28f"/>
    </style:style>
    <style:style style:name="P39" style:family="paragraph" style:parent-style-name="Text_20_body">
      <style:text-properties officeooo:rsid="00863c06" officeooo:paragraph-rsid="00863c06"/>
    </style:style>
    <style:style style:name="P40" style:family="paragraph" style:parent-style-name="Table_20_Contents">
      <style:paragraph-properties fo:text-align="start" style:justify-single-word="false"/>
      <style:text-properties fo:font-weight="normal" officeooo:rsid="0046cda2" officeooo:paragraph-rsid="00166e4e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46cda2" officeooo:paragraph-rsid="0056be4e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officeooo:rsid="002ac9bd" officeooo:paragraph-rsid="00166e4e"/>
    </style:style>
    <style:style style:name="P43" style:family="paragraph" style:parent-style-name="Table_20_Contents">
      <style:paragraph-properties fo:text-align="start" style:justify-single-word="false"/>
      <style:text-properties officeooo:rsid="002ac9bd" officeooo:paragraph-rsid="0056be4e"/>
    </style:style>
    <style:style style:name="P44" style:family="paragraph" style:parent-style-name="Table_20_Contents">
      <style:paragraph-properties fo:text-align="start" style:justify-single-word="false"/>
      <style:text-properties officeooo:rsid="005573ea" officeooo:paragraph-rsid="00166e4e"/>
    </style:style>
    <style:style style:name="P45" style:family="paragraph" style:parent-style-name="Table_20_Contents">
      <style:paragraph-properties fo:text-align="start" style:justify-single-word="false"/>
      <style:text-properties officeooo:rsid="005573ea" officeooo:paragraph-rsid="0056be4e"/>
    </style:style>
    <style:style style:name="P46" style:family="paragraph" style:parent-style-name="Table_20_Contents">
      <style:paragraph-properties fo:text-align="start" style:justify-single-word="false"/>
      <style:text-properties officeooo:rsid="00166e4e" officeooo:paragraph-rsid="00166e4e"/>
    </style:style>
    <style:style style:name="P47" style:family="paragraph" style:parent-style-name="Table_20_Contents">
      <style:paragraph-properties fo:text-align="start" style:justify-single-word="false"/>
      <style:text-properties officeooo:rsid="006ab28f" officeooo:paragraph-rsid="006ab28f"/>
    </style:style>
    <style:style style:name="P48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45137" officeooo:paragraph-rsid="00145137" style:font-weight-asian="normal" style:font-weight-complex="normal"/>
    </style:style>
    <style:style style:name="P49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4dada9" style:font-weight-asian="normal" style:font-weight-complex="normal"/>
    </style:style>
    <style:style style:name="P5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2ba78" officeooo:paragraph-rsid="0022ba78" style:font-weight-asian="normal" style:font-weight-complex="normal"/>
    </style:style>
    <style:style style:name="P5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1cc38"/>
    </style:style>
    <style:style style:name="P5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18be6" officeooo:paragraph-rsid="00118be6"/>
    </style:style>
    <style:style style:name="P5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12f75a" officeooo:paragraph-rsid="0012f75a"/>
    </style:style>
    <style:style style:name="P5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45137"/>
    </style:style>
    <style:style style:name="P55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12f75a"/>
    </style:style>
    <style:style style:name="P56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2ba78"/>
    </style:style>
    <style:style style:name="P5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bold" officeooo:rsid="00145137" officeooo:paragraph-rsid="00145137" style:font-weight-asian="bold" style:font-weight-complex="bold"/>
    </style:style>
    <style:style style:name="P58" style:family="paragraph" style:parent-style-name="Preformatted_20_Text">
      <style:text-properties fo:font-weight="bold" officeooo:rsid="0022ba78" officeooo:paragraph-rsid="0022ba78" style:font-weight-asian="bold" style:font-weight-complex="bold"/>
    </style:style>
    <style:style style:name="P59" style:family="paragraph" style:parent-style-name="Standard" style:list-style-name="L1">
      <style:text-properties fo:font-weight="bold" officeooo:rsid="00384274" officeooo:paragraph-rsid="00533a7e" style:font-weight-asian="bold" style:font-weight-complex="bold"/>
    </style:style>
    <style:style style:name="P60" style:family="paragraph" style:parent-style-name="Standard" style:list-style-name="L1">
      <style:text-properties fo:font-weight="bold" officeooo:rsid="00384274" officeooo:paragraph-rsid="00384274" style:font-weight-asian="bold" style:font-weight-complex="bold"/>
    </style:style>
    <style:style style:name="P61" style:family="paragraph" style:parent-style-name="Standard" style:list-style-name="L1">
      <style:text-properties fo:font-weight="bold" officeooo:rsid="0038081a" officeooo:paragraph-rsid="00533a7e" style:font-weight-asian="bold" style:font-weight-complex="bold"/>
    </style:style>
    <style:style style:name="P62" style:family="paragraph" style:parent-style-name="Standard" style:list-style-name="L1">
      <style:text-properties fo:font-weight="bold" officeooo:rsid="0038081a" officeooo:paragraph-rsid="00384274" style:font-weight-asian="bold" style:font-weight-complex="bold"/>
    </style:style>
    <style:style style:name="P63" style:family="paragraph" style:parent-style-name="Standard" style:list-style-name="L1">
      <style:text-properties fo:font-weight="bold" officeooo:rsid="0038081a" officeooo:paragraph-rsid="004b2681" style:font-weight-asian="bold" style:font-weight-complex="bold"/>
    </style:style>
    <style:style style:name="P64" style:family="paragraph" style:parent-style-name="Standard" style:list-style-name="L1">
      <style:text-properties fo:font-weight="bold" officeooo:rsid="00533a7e" officeooo:paragraph-rsid="00533a7e" style:font-weight-asian="bold" style:font-weight-complex="bold"/>
    </style:style>
    <style:style style:name="P65" style:family="paragraph" style:parent-style-name="Standard" style:list-style-name="L1">
      <style:text-properties fo:font-weight="bold" officeooo:rsid="0087f37f" officeooo:paragraph-rsid="0087f37f" style:font-weight-asian="bold" style:font-weight-complex="bold"/>
    </style:style>
    <style:style style:name="P66" style:family="paragraph" style:parent-style-name="Standard" style:list-style-name="L1">
      <style:text-properties fo:font-weight="bold" officeooo:rsid="0087f37f" officeooo:paragraph-rsid="00902906" style:font-weight-asian="bold" style:font-weight-complex="bold"/>
    </style:style>
    <style:style style:name="P67" style:family="paragraph" style:parent-style-name="Standard" style:list-style-name="L1">
      <style:text-properties fo:font-weight="bold" officeooo:rsid="00902906" officeooo:paragraph-rsid="00902906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weight="bold" officeooo:rsid="00900342" officeooo:paragraph-rsid="00943374" style:font-weight-asian="bold" style:font-weight-complex="bold"/>
    </style:style>
    <style:style style:name="P69" style:family="paragraph" style:parent-style-name="Standard" style:list-style-name="L1">
      <style:text-properties fo:font-weight="normal" officeooo:paragraph-rsid="004b753e" style:font-weight-asian="normal" style:font-weight-complex="normal"/>
    </style:style>
    <style:style style:name="P70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9177a2" officeooo:paragraph-rsid="009177a2" style:font-weight-asian="bold" style:font-weight-complex="bold"/>
    </style:style>
    <style:style style:name="P71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rsid="00118be6" officeooo:paragraph-rsid="00166e4e"/>
    </style:style>
    <style:style style:name="P72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329e0" officeooo:paragraph-rsid="009329e0" style:font-weight-asian="normal" style:font-weight-complex="normal"/>
    </style:style>
    <style:style style:name="P73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43374" officeooo:paragraph-rsid="00943374" style:font-weight-asian="normal" style:font-weight-complex="normal"/>
    </style:style>
    <style:style style:name="P74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118be6" officeooo:paragraph-rsid="00943374" style:font-weight-asian="normal" style:font-weight-complex="normal"/>
    </style:style>
    <style:style style:name="P75" style:family="paragraph" style:parent-style-name="Text_20_body">
      <style:text-properties officeooo:rsid="006ab28f" officeooo:paragraph-rsid="00943374"/>
    </style:style>
    <style:style style:name="P76" style:family="paragraph" style:parent-style-name="Text_20_body">
      <style:text-properties officeooo:rsid="002ad71c" officeooo:paragraph-rsid="00943374"/>
    </style:style>
    <style:style style:name="P77" style:family="paragraph" style:parent-style-name="Text_20_body">
      <style:text-properties officeooo:paragraph-rsid="00943374"/>
    </style:style>
    <style:style style:name="P7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7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943374" officeooo:paragraph-rsid="00943374" style:font-weight-asian="normal" style:font-weight-complex="normal"/>
    </style:style>
    <style:style style:name="P8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118be6" officeooo:paragraph-rsid="00943374" style:font-weight-asian="normal" style:font-weight-complex="normal"/>
    </style:style>
    <style:style style:name="P8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82" style:family="paragraph" style:parent-style-name="Table_20_Contents">
      <style:paragraph-properties fo:text-align="start" style:justify-single-word="false"/>
      <style:text-properties officeooo:rsid="002ac9bd" officeooo:paragraph-rsid="00943374"/>
    </style:style>
    <style:style style:name="P83" style:family="paragraph" style:parent-style-name="Table_20_Contents">
      <style:paragraph-properties fo:text-align="start" style:justify-single-word="false"/>
      <style:text-properties officeooo:rsid="005573ea" officeooo:paragraph-rsid="00943374"/>
    </style:style>
    <style:style style:name="P84" style:family="paragraph" style:parent-style-name="Table_20_Contents">
      <style:paragraph-properties fo:text-align="start" style:justify-single-word="false"/>
      <style:text-properties officeooo:rsid="00166e4e" officeooo:paragraph-rsid="00943374"/>
    </style:style>
    <style:style style:name="P85" style:family="paragraph" style:parent-style-name="Table_20_Contents">
      <style:paragraph-properties fo:text-align="start" style:justify-single-word="false"/>
      <style:text-properties fo:font-weight="normal" officeooo:rsid="0046cda2" officeooo:paragraph-rsid="00943374" style:font-weight-asian="normal" style:font-weight-complex="normal"/>
    </style:style>
    <style:style style:name="T1" style:family="text">
      <style:text-properties officeooo:rsid="00145137" style:font-weight-asian="normal" style:font-weight-complex="normal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officeooo:rsid="0012f75a"/>
    </style:style>
    <style:style style:name="T4" style:family="text">
      <style:text-properties officeooo:rsid="0056cb7c"/>
    </style:style>
    <style:style style:name="T5" style:family="text">
      <style:text-properties officeooo:rsid="0020e007"/>
    </style:style>
    <style:style style:name="T6" style:family="text">
      <style:text-properties officeooo:rsid="00425abe"/>
    </style:style>
    <style:style style:name="T7" style:family="text">
      <style:text-properties officeooo:rsid="0052a0a9"/>
    </style:style>
    <style:style style:name="T8" style:family="text">
      <style:text-properties officeooo:rsid="00533a7e"/>
    </style:style>
    <style:style style:name="T9" style:family="text">
      <style:text-properties officeooo:rsid="007e5d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periment <text:span text:style-name="T8">2</text:span></text:p>
      <text:p text:style-name="P9"/>
      <text:list xml:id="list3168431163" text:style-name="L1">
        <text:list-item>
          <text:p text:style-name="P59">Military officer</text:p>
        </text:list-item>
        <text:list-item>
          <text:p text:style-name="P61">Politician </text:p>
        </text:list-item>
        <text:list-item>
          <text:p text:style-name="P61">Manager </text:p>
        </text:list-item>
        <text:list-item>
          <text:p text:style-name="P64">Architect</text:p>
        </text:list-item>
        <text:list-item>
          <text:p text:style-name="P59">Soccer </text:p>
        </text:list-item>
      </text:list>
      <text:p text:style-name="P11"/>
      <text:p text:style-name="P56">embeddings/ex2_2_facenet/embeddings.npy</text:p>
      <text:p text:style-name="P56"/>
      <text:p text:style-name="P56">manager</text:p>
      <text:p text:style-name="P23">396</text:p>
      <text:p text:style-name="P23">architect</text:p>
      <text:p text:style-name="P23">445</text:p>
      <text:p text:style-name="P23">politician</text:p>
      <text:p text:style-name="P23">463</text:p>
      <text:p text:style-name="P23">military officer</text:p>
      <text:p text:style-name="P23">445</text:p>
      <text:p text:style-name="P23">soccer</text:p>
      <text:p text:style-name="P23">450</text:p>
      <text:p text:style-name="P23">2199</text:p>
      <text:p text:style-name="P23">5</text:p>
      <text:p text:style-name="P56"/>
      <text:p text:style-name="P25">TODO: runtime for alignment</text:p>
      <text:p text:style-name="P23">Run time: <text:s/>108.694264174</text:p>
      <text:p text:style-name="P11"/>
      <text:p text:style-name="P5">1. FaceNet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P43">Clustering method</text:p>
          </table:table-cell>
          <table:table-cell table:style-name="Table1.A1" office:value-type="string">
            <text:p text:style-name="P43">Number of clusters</text:p>
          </table:table-cell>
          <table:table-cell table:style-name="Table1.A1" office:value-type="string">
            <text:p text:style-name="P43">F-Measure</text:p>
          </table:table-cell>
          <table:table-cell table:style-name="Table1.A1" office:value-type="string">
            <text:p text:style-name="P43">Precision</text:p>
          </table:table-cell>
          <table:table-cell table:style-name="Table1.A1" office:value-type="string">
            <text:p text:style-name="P43">Recall</text:p>
          </table:table-cell>
          <table:table-cell table:style-name="Table1.A1" office:value-type="string">
            <text:p text:style-name="P43">False Positives</text:p>
          </table:table-cell>
          <table:table-cell table:style-name="Table1.G1" office:value-type="string">
            <text:p text:style-name="P45">Runtime <text:span text:style-name="T4">(seconds)</text:span></text:p>
          </table:table-cell>
        </table:table-row>
        <table:table-row>
          <table:table-cell table:style-name="Table1.A2" office:value-type="string">
            <text:p text:style-name="P37">K-Means</text:p>
          </table:table-cell>
          <table:table-cell table:style-name="Table1.A2" office:value-type="string">
            <text:p text:style-name="P47">5</text:p>
          </table:table-cell>
          <table:table-cell table:style-name="Table1.A2" office:value-type="string">
            <text:p text:style-name="P39">0.44</text:p>
          </table:table-cell>
          <table:table-cell table:style-name="Table1.A2" office:value-type="string">
            <text:p text:style-name="P39">0.44</text:p>
          </table:table-cell>
          <table:table-cell table:style-name="Table1.A2" office:value-type="string">
            <text:p text:style-name="P39">0.44</text:p>
          </table:table-cell>
          <table:table-cell table:style-name="Table1.A2" office:value-type="string">
            <text:p text:style-name="P26">271792</text:p>
          </table:table-cell>
          <table:table-cell table:style-name="Table1.G2" office:value-type="string">
            <text:p text:style-name="P39">1.57</text:p>
          </table:table-cell>
        </table:table-row>
        <table:table-row>
          <table:table-cell table:style-name="Table1.A2" office:value-type="string">
            <text:p text:style-name="P37">Hierarchical Agglomerative</text:p>
          </table:table-cell>
          <table:table-cell table:style-name="Table1.A2" office:value-type="string">
            <text:p text:style-name="P47">5</text:p>
          </table:table-cell>
          <table:table-cell table:style-name="Table1.A2" office:value-type="string">
            <text:p text:style-name="P39">0.42</text:p>
          </table:table-cell>
          <table:table-cell table:style-name="Table1.A2" office:value-type="string">
            <text:p text:style-name="P39">0.39</text:p>
          </table:table-cell>
          <table:table-cell table:style-name="Table1.A2" office:value-type="string">
            <text:p text:style-name="P39">0.45</text:p>
          </table:table-cell>
          <table:table-cell table:style-name="Table1.A2" office:value-type="string">
            <text:p text:style-name="P26">337590</text:p>
          </table:table-cell>
          <table:table-cell table:style-name="Table1.G2" office:value-type="string">
            <text:p text:style-name="P39">1.35</text:p>
          </table:table-cell>
        </table:table-row>
        <table:table-row>
          <table:table-cell table:style-name="Table1.A2" office:value-type="string">
            <text:p text:style-name="P37">Spectral</text:p>
          </table:table-cell>
          <table:table-cell table:style-name="Table1.A2" office:value-type="string">
            <text:p text:style-name="P47">5</text:p>
          </table:table-cell>
          <table:table-cell table:style-name="Table1.A2" office:value-type="string">
            <text:p text:style-name="P39">0.37</text:p>
          </table:table-cell>
          <table:table-cell table:style-name="Table1.A2" office:value-type="string">
            <text:p text:style-name="P39">0.37</text:p>
          </table:table-cell>
          <table:table-cell table:style-name="Table1.A2" office:value-type="string">
            <text:p text:style-name="P39">0.38</text:p>
          </table:table-cell>
          <table:table-cell table:style-name="Table1.A2" office:value-type="string">
            <text:p text:style-name="P26">323211</text:p>
          </table:table-cell>
          <table:table-cell table:style-name="Table1.G2" office:value-type="string">
            <text:p text:style-name="P39">1.30</text:p>
          </table:table-cell>
        </table:table-row>
        <table:table-row>
          <table:table-cell table:style-name="Table1.A2" office:value-type="string">
            <text:p text:style-name="P37">EM (Gaussian Mixture Model)</text:p>
          </table:table-cell>
          <table:table-cell table:style-name="Table1.A2" office:value-type="string">
            <text:p text:style-name="P47">5</text:p>
          </table:table-cell>
          <table:table-cell table:style-name="Table1.A2" office:value-type="string">
            <text:p text:style-name="P39">0.44</text:p>
          </table:table-cell>
          <table:table-cell table:style-name="Table1.A2" office:value-type="string">
            <text:p text:style-name="P39">0.43</text:p>
          </table:table-cell>
          <table:table-cell table:style-name="Table1.A2" office:value-type="string">
            <text:p text:style-name="P39">0.46</text:p>
          </table:table-cell>
          <table:table-cell table:style-name="Table1.A2" office:value-type="string">
            <text:p text:style-name="P26">297754</text:p>
          </table:table-cell>
          <table:table-cell table:style-name="Table1.G2" office:value-type="string">
            <text:p text:style-name="P39">6.48</text:p>
          </table:table-cell>
        </table:table-row>
        <table:table-row>
          <table:table-cell table:style-name="Table1.A2" office:value-type="string">
            <text:p text:style-name="P41">Birch</text:p>
          </table:table-cell>
          <table:table-cell table:style-name="Table1.A2" office:value-type="string">
            <text:p text:style-name="P47">5</text:p>
          </table:table-cell>
          <table:table-cell table:style-name="Table1.A2" office:value-type="string">
            <text:p text:style-name="P39">0.41</text:p>
          </table:table-cell>
          <table:table-cell table:style-name="Table1.A2" office:value-type="string">
            <text:p text:style-name="P39">0.40</text:p>
          </table:table-cell>
          <table:table-cell table:style-name="Table1.A2" office:value-type="string">
            <text:p text:style-name="P39">0.43</text:p>
          </table:table-cell>
          <table:table-cell table:style-name="Table1.A2" office:value-type="string">
            <text:p text:style-name="P26">308105</text:p>
          </table:table-cell>
          <table:table-cell table:style-name="Table1.G2" office:value-type="string">
            <text:p text:style-name="P39">1.10</text:p>
          </table:table-cell>
        </table:table-row>
      </table:table>
      <text:p text:style-name="P33"/>
      <text:p text:style-name="P35"/>
      <text:p text:style-name="P34">2. ArcFace</text:p>
      <text:p text:style-name="P34"/>
      <text:p text:style-name="P11">embeddings/ex2_arcface/embeddings.npy</text:p>
      <text:p text:style-name="P50">manager</text:p>
      <text:p text:style-name="P23">396</text:p>
      <text:p text:style-name="P23">architect</text:p>
      <text:p text:style-name="P23">445</text:p>
      <text:p text:style-name="P23">politician</text:p>
      <text:p text:style-name="P23">463</text:p>
      <text:p text:style-name="P23">military officer</text:p>
      <text:p text:style-name="P23">445</text:p>
      <text:p text:style-name="P23"><text:soft-page-break/>soccer</text:p>
      <text:p text:style-name="P23">450</text:p>
      <text:p text:style-name="P23">2199</text:p>
      <text:p text:style-name="P23">5</text:p>
      <text:p text:style-name="P11"/>
      <text:p text:style-name="P11">--- 2789.21327782 seconds --- 46,48 <text:span text:style-name="T9">min</text:span></text:p>
      <text:p text:style-name="P11"/>
      <text:p text:style-name="P56">K-means F-Measure: 0.31</text:p>
      <text:p text:style-name="P23">K-means Precision: 0.3</text:p>
      <text:p text:style-name="P23">K-means Recall: 0.32</text:p>
      <text:p text:style-name="P23">K-means Number of False Positives: 357116</text:p>
      <text:p text:style-name="P23">--- 2.247486114501953 seconds ---</text:p>
      <text:p text:style-name="P32"/>
      <text:p text:style-name="P23">HAC F-Measure: 0.34</text:p>
      <text:p text:style-name="P23">HAC Precision: 0.24</text:p>
      <text:p text:style-name="P23">HAC Recall: 0.57</text:p>
      <text:p text:style-name="P23">HAC Number of False Positives: 854620</text:p>
      <text:p text:style-name="P23">--- 1.7336935997009277 seconds ---</text:p>
      <text:p text:style-name="P32"/>
      <text:p text:style-name="P23">Spectral F-Measure: 0.27</text:p>
      <text:p text:style-name="P23">Spectral Precision: 0.26</text:p>
      <text:p text:style-name="P23">Spectral Recall: 0.28</text:p>
      <text:p text:style-name="P23">Spectral Number of False Positives: 390964</text:p>
      <text:p text:style-name="P23">--- 1.382728099822998 seconds ---</text:p>
      <text:p text:style-name="P32"/>
      <text:p text:style-name="P23">GMM F-Measure: 0.31</text:p>
      <text:p text:style-name="P23">GMM Precision: 0.3</text:p>
      <text:p text:style-name="P23">GMM Recall: 0.32</text:p>
      <text:p text:style-name="P23">GMM Number of False Positives: 366766</text:p>
      <text:p text:style-name="P23">--- 1.4294087886810303 seconds ---</text:p>
      <text:p text:style-name="P32"/>
      <text:p text:style-name="P23">Birch F-Measure: 0.33</text:p>
      <text:p text:style-name="P23">Birch Precision: 0.26</text:p>
      <text:p text:style-name="P23">Birch Recall: 0.45</text:p>
      <text:p text:style-name="P23">Birch Number of False Positives: 604808</text:p>
      <text:p text:style-name="P23">--- 1.666835069656372 seconds ---</text:p>
      <text:p text:style-name="P23"/>
      <text:p text:style-name="P30">Openface</text:p>
      <text:p text:style-name="P30"/>
      <text:p text:style-name="P27">Alignment -----1834.72443509 seconds ----</text:p>
      <text:p text:style-name="P28">Embedding: 3:41:10</text:p>
      <text:p text:style-name="P28"/>
      <text:p text:style-name="P28">K-means F-Measure: 0.3</text:p>
      <text:p text:style-name="P23">K-means Precision: 0.3</text:p>
      <text:p text:style-name="P23">K-means Recall: 0.31</text:p>
      <text:p text:style-name="P23">K-means Number of False Positives: 299327</text:p>
      <text:p text:style-name="P23">--- 1.0735647678375244 seconds ---</text:p>
      <text:p text:style-name="P32"/>
      <text:p text:style-name="P23">HAC F-Measure: 0.29</text:p>
      <text:p text:style-name="P23">HAC Precision: 0.28</text:p>
      <text:p text:style-name="P23">HAC Recall: 0.3</text:p>
      <text:p text:style-name="P23">HAC Number of False Positives: 334177</text:p>
      <text:p text:style-name="P23">--- 1.0709445476531982 seconds ---</text:p>
      <text:p text:style-name="P32"/>
      <text:p text:style-name="P23">Spectral F-Measure: 0.29</text:p>
      <text:p text:style-name="P23">Spectral Precision: 0.29</text:p>
      <text:p text:style-name="P23">Spectral Recall: 0.3</text:p>
      <text:p text:style-name="P23">Spectral Number of False Positives: 308122</text:p>
      <text:p text:style-name="P23">--- 1.2447385787963867 seconds ---</text:p>
      <text:p text:style-name="P32"><text:soft-page-break/></text:p>
      <text:p text:style-name="P23">GMM F-Measure: 0.32</text:p>
      <text:p text:style-name="P23">GMM Precision: 0.32</text:p>
      <text:p text:style-name="P23">GMM Recall: 0.32</text:p>
      <text:p text:style-name="P23">GMM Number of False Positives: 292775</text:p>
      <text:p text:style-name="P23">--- 1.0351498126983643 seconds ---</text:p>
      <text:p text:style-name="P32"/>
      <text:p text:style-name="P23">Birch F-Measure: 0.3</text:p>
      <text:p text:style-name="P23">Birch Precision: 0.29</text:p>
      <text:p text:style-name="P23">Birch Recall: 0.31</text:p>
      <text:p text:style-name="P23">Birch Number of False Positives: 316045</text:p>
      <text:p text:style-name="P23">--- 0.6163239479064941 seconds ---</text:p>
      <text:p text:style-name="P23"/>
      <text:p text:style-name="P31">DLIB</text:p>
      <text:p text:style-name="P31"/>
      <text:p text:style-name="P29">--- 6063.838383436203 seconds ---</text:p>
      <text:p text:style-name="P29"/>
      <text:p text:style-name="P29">K-means F-Measure: 0.4</text:p>
      <text:p text:style-name="P23">K-means Precision: 0.4</text:p>
      <text:p text:style-name="P23">K-means Recall: 0.4</text:p>
      <text:p text:style-name="P23">K-means Number of False Positives: 261652</text:p>
      <text:p text:style-name="P23">--- 0.7255809307098389 seconds ---</text:p>
      <text:p text:style-name="P32"/>
      <text:p text:style-name="P23">HAC F-Measure: 0.39</text:p>
      <text:p text:style-name="P23">HAC Precision: 0.35</text:p>
      <text:p text:style-name="P23">HAC Recall: 0.45</text:p>
      <text:p text:style-name="P23">HAC Number of False Positives: 360991</text:p>
      <text:p text:style-name="P23">--- 0.7726044654846191 seconds ---</text:p>
      <text:p text:style-name="P32"/>
      <text:p text:style-name="P23">Spectral F-Measure: 0.36</text:p>
      <text:p text:style-name="P23">Spectral Precision: 0.36</text:p>
      <text:p text:style-name="P23">Spectral Recall: 0.37</text:p>
      <text:p text:style-name="P23">Spectral Number of False Positives: 276017</text:p>
      <text:p text:style-name="P23">--- 1.2980527877807617 seconds ---</text:p>
      <text:p text:style-name="P32"/>
      <text:p text:style-name="P23">GMM F-Measure: 0.43</text:p>
      <text:p text:style-name="P23">GMM Precision: 0.43</text:p>
      <text:p text:style-name="P23">GMM Recall: 0.43</text:p>
      <text:p text:style-name="P23">GMM Number of False Positives: 243094</text:p>
      <text:p text:style-name="P23">--- 1.2695066928863525 seconds ---</text:p>
      <text:p text:style-name="P32"/>
      <text:p text:style-name="P23">Birch F-Measure: 0.38</text:p>
      <text:p text:style-name="P23">Birch Precision: 0.28</text:p>
      <text:p text:style-name="P23">Birch Recall: 0.61</text:p>
      <text:p text:style-name="P23">Birch Number of False Positives: 668679</text:p>
      <text:p text:style-name="P23">--- 0.8190627098083496 seconds ---</text:p>
      <text:p text:style-name="P29"/>
      <text:p text:style-name="P28"/>
      <text:p text:style-name="P58"/>
      <text:p text:style-name="P8">Experiment <text:span text:style-name="T6">3</text:span></text:p>
      <text:p text:style-name="P8"/>
      <text:list xml:id="list175946536435348" text:continue-list="list3168431163" text:style-name="L1">
        <text:list-item text:start-value="1">
          <text:p text:style-name="P60">Military officer</text:p>
        </text:list-item>
        <text:list-item>
          <text:p text:style-name="P62">Politician </text:p>
        </text:list-item>
        <text:list-item>
          <text:p text:style-name="P62">Manager </text:p>
        </text:list-item>
        <text:list-item>
          <text:p text:style-name="P65">Soccer</text:p>
        </text:list-item>
        <text:list-item>
          <text:p text:style-name="P65">Architect</text:p>
        </text:list-item>
        <text:list-item>
          <text:p text:style-name="P63">Coach</text:p>
        </text:list-item>
        <text:list-item>
          <text:p text:style-name="P65">Actor</text:p>
        </text:list-item>
        <text:list-item>
          <text:p text:style-name="P67"><text:soft-page-break/>Lawyer</text:p>
        </text:list-item>
        <text:list-item>
          <text:p text:style-name="P66">Entrepreneur</text:p>
        </text:list-item>
        <text:list-item>
          <text:p text:style-name="P66">Fighter</text:p>
        </text:list-item>
        <text:list-item>
          <text:p text:style-name="P65">Musician</text:p>
          <text:p text:style-name="P69"/>
        </text:list-item>
      </text:list>
      <text:p text:style-name="P3"/>
      <text:p text:style-name="P3"/>
      <text:p text:style-name="P4">1. FaceNet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42">Clustering method</text:p>
          </table:table-cell>
          <table:table-cell table:style-name="Table2.A1" office:value-type="string">
            <text:p text:style-name="P42">Number of clusters</text:p>
          </table:table-cell>
          <table:table-cell table:style-name="Table2.A1" office:value-type="string">
            <text:p text:style-name="P42">F-Measure</text:p>
          </table:table-cell>
          <table:table-cell table:style-name="Table2.A1" office:value-type="string">
            <text:p text:style-name="P42">Precision</text:p>
          </table:table-cell>
          <table:table-cell table:style-name="Table2.A1" office:value-type="string">
            <text:p text:style-name="P42">Recall</text:p>
          </table:table-cell>
          <table:table-cell table:style-name="Table2.A1" office:value-type="string">
            <text:p text:style-name="P42">False Positives</text:p>
          </table:table-cell>
          <table:table-cell table:style-name="Table2.G1" office:value-type="string">
            <text:p text:style-name="P44">Runtime <text:span text:style-name="T4">(seconds)</text:span></text:p>
          </table:table-cell>
        </table:table-row>
        <table:table-row>
          <table:table-cell table:style-name="Table2.A2" office:value-type="string">
            <text:p text:style-name="Text_20_body">K-Means</text:p>
          </table:table-cell>
          <table:table-cell table:style-name="Table2.A2" office:value-type="string">
            <text:p text:style-name="P46">1<text:span text:style-name="T7">1</text:span></text:p>
          </table:table-cell>
          <table:table-cell table:style-name="Table2.A2" office:value-type="string">
            <text:p text:style-name="P38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G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Text_20_body">Hierarchical Agglomerative</text:p>
          </table:table-cell>
          <table:table-cell table:style-name="Table2.A2" office:value-type="string">
            <text:p text:style-name="P46">1<text:span text:style-name="T7">1</text:span>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G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Text_20_body">Spectral</text:p>
          </table:table-cell>
          <table:table-cell table:style-name="Table2.A2" office:value-type="string">
            <text:p text:style-name="P46">1<text:span text:style-name="T7">1</text:span>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G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Text_20_body">EM (Gaussian Mixture Model)</text:p>
          </table:table-cell>
          <table:table-cell table:style-name="Table2.A2" office:value-type="string">
            <text:p text:style-name="P46">1<text:span text:style-name="T7">1</text:span>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G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40">Birch</text:p>
          </table:table-cell>
          <table:table-cell table:style-name="Table2.A2" office:value-type="string">
            <text:p text:style-name="P46">1<text:span text:style-name="T7">1</text:span>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G2" office:value-type="string">
            <text:p text:style-name="P36"/>
          </table:table-cell>
        </table:table-row>
      </table:table>
      <text:p text:style-name="P71"/>
      <text:p text:style-name="P70">2. Openface</text:p>
      <text:p text:style-name="P70"/>
      <text:p text:style-name="P72">Alignment: </text:p>
      <text:p text:style-name="P73">Embedding: 9m15.313s</text:p>
      <text:p text:style-name="P73"/>
      <text:p text:style-name="P79">manager</text:p>
      <text:p text:style-name="P23">371</text:p>
      <text:p text:style-name="P23">architect</text:p>
      <text:p text:style-name="P23">388</text:p>
      <text:p text:style-name="P23">actor</text:p>
      <text:p text:style-name="P23">413</text:p>
      <text:p text:style-name="P23">fighter</text:p>
      <text:p text:style-name="P23">537</text:p>
      <text:p text:style-name="P23">entrepreneur</text:p>
      <text:p text:style-name="P23">485</text:p>
      <text:p text:style-name="P23">coach</text:p>
      <text:p text:style-name="P23">340</text:p>
      <text:p text:style-name="P23">musician</text:p>
      <text:p text:style-name="P23">375</text:p>
      <text:p text:style-name="P23">military officer</text:p>
      <text:p text:style-name="P23">407</text:p>
      <text:p text:style-name="P23">soccer</text:p>
      <text:p text:style-name="P23">450</text:p>
      <text:p text:style-name="P23">politician</text:p>
      <text:p text:style-name="P23">449</text:p>
      <text:p text:style-name="P23">lawyer</text:p>
      <text:p text:style-name="P23">394</text:p>
      <text:p text:style-name="P23">4609</text:p>
      <text:p text:style-name="P23">11</text:p>
      <text:p text:style-name="P73"/>
      <text:p text:style-name="P73"/>
      <text:p text:style-name="P68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82">Clustering method</text:p>
          </table:table-cell>
          <table:table-cell table:style-name="Table3.A1" office:value-type="string">
            <text:p text:style-name="P82">Number of clusters</text:p>
          </table:table-cell>
          <table:table-cell table:style-name="Table3.A1" office:value-type="string">
            <text:p text:style-name="P82">F-Measure</text:p>
          </table:table-cell>
          <table:table-cell table:style-name="Table3.A1" office:value-type="string">
            <text:p text:style-name="P82">Precision</text:p>
          </table:table-cell>
          <table:table-cell table:style-name="Table3.A1" office:value-type="string">
            <text:p text:style-name="P82">Recall</text:p>
          </table:table-cell>
          <table:table-cell table:style-name="Table3.A1" office:value-type="string">
            <text:p text:style-name="P82">False Positives</text:p>
          </table:table-cell>
          <table:table-cell table:style-name="Table3.G1" office:value-type="string">
            <text:p text:style-name="P83">Runtime <text:span text:style-name="T4">(seconds)</text:span></text:p>
          </table:table-cell>
        </table:table-row>
        <table:table-row>
          <table:table-cell table:style-name="Table3.A2" office:value-type="string">
            <text:p text:style-name="P77">K-Means</text:p>
          </table:table-cell>
          <table:table-cell table:style-name="Table3.A2" office:value-type="string">
            <text:p text:style-name="P84">1<text:span text:style-name="T7">1</text:span></text:p>
          </table:table-cell>
          <table:table-cell table:style-name="Table3.A2" office:value-type="string">
            <text:p text:style-name="P75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G2" office:value-type="string">
            <text:p text:style-name="P76"/>
          </table:table-cell>
        </table:table-row>
        <table:table-row>
          <table:table-cell table:style-name="Table3.A2" office:value-type="string">
            <text:p text:style-name="P77">Hierarchical Agglomerative</text:p>
          </table:table-cell>
          <table:table-cell table:style-name="Table3.A2" office:value-type="string">
            <text:p text:style-name="P84">1<text:span text:style-name="T7">1</text:span></text:p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G2" office:value-type="string">
            <text:p text:style-name="P76"/>
          </table:table-cell>
        </table:table-row>
        <table:table-row>
          <table:table-cell table:style-name="Table3.A2" office:value-type="string">
            <text:p text:style-name="P77">Spectral</text:p>
          </table:table-cell>
          <table:table-cell table:style-name="Table3.A2" office:value-type="string">
            <text:p text:style-name="P84">1<text:span text:style-name="T7">1</text:span></text:p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G2" office:value-type="string">
            <text:p text:style-name="P76"/>
          </table:table-cell>
        </table:table-row>
        <table:table-row>
          <table:table-cell table:style-name="Table3.A2" office:value-type="string">
            <text:p text:style-name="P77">EM (Gaussian Mixture Model)</text:p>
          </table:table-cell>
          <table:table-cell table:style-name="Table3.A2" office:value-type="string">
            <text:p text:style-name="P84">1<text:span text:style-name="T7">1</text:span></text:p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G2" office:value-type="string">
            <text:p text:style-name="P76"/>
          </table:table-cell>
        </table:table-row>
        <table:table-row>
          <table:table-cell table:style-name="Table3.A2" office:value-type="string">
            <text:p text:style-name="P85">Birch</text:p>
          </table:table-cell>
          <table:table-cell table:style-name="Table3.A2" office:value-type="string">
            <text:p text:style-name="P84">1<text:span text:style-name="T7">1</text:span></text:p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G2" office:value-type="string">
            <text:p text:style-name="P76"/>
          </table:table-cell>
        </table:table-row>
      </table:table>
      <text:p text:style-name="P74"/>
      <text:p text:style-name="P80">K-means F-Measure: 0.135</text:p>
      <text:p text:style-name="P23">K-means Precision: 0.133</text:p>
      <text:p text:style-name="P23">K-means Recall: 0.138</text:p>
      <text:p text:style-name="P23">K-means Number of False Positives: 882316</text:p>
      <text:p text:style-name="P23">--- 2.646676540374756 seconds ---</text:p>
      <text:p text:style-name="P32"/>
      <text:p text:style-name="P23">HAC F-Measure: 0.14</text:p>
      <text:p text:style-name="P23">HAC Precision: 0.135</text:p>
      <text:p text:style-name="P23">HAC Recall: 0.146</text:p>
      <text:p text:style-name="P23">HAC Number of False Positives: 913705</text:p>
      <text:p text:style-name="P23">--- 2.547563076019287 seconds ---</text:p>
      <text:p text:style-name="P32"/>
      <text:p text:style-name="P23">Spectral F-Measure: 0.131</text:p>
      <text:p text:style-name="P23">Spectral Precision: 0.13</text:p>
      <text:p text:style-name="P23">Spectral Recall: 0.133</text:p>
      <text:p text:style-name="P23">Spectral Number of False Positives: 873364</text:p>
      <text:p text:style-name="P23">--- 5.109647035598755 seconds ---</text:p>
      <text:p text:style-name="P32"/>
      <text:p text:style-name="P23">GMM F-Measure: 0.147</text:p>
      <text:p text:style-name="P23">GMM Precision: 0.144</text:p>
      <text:p text:style-name="P23">GMM Recall: 0.15</text:p>
      <text:p text:style-name="P23">GMM Number of False Positives: 871486</text:p>
      <text:p text:style-name="P23">--- 3.220937490463257 seconds ---</text:p>
      <text:p text:style-name="P32"/>
      <text:p text:style-name="P23">Birch F-Measure: 0.141</text:p>
      <text:p text:style-name="P23">Birch Precision: 0.131</text:p>
      <text:p text:style-name="P23">Birch Recall: 0.152</text:p>
      <text:p text:style-name="P23">Birch Number of False Positives: 984786</text:p>
      <text:p text:style-name="P23">--- 1.6809980869293213 seconds ---</text:p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34:49.688201913</meta:creation-date>
    <dc:date>2019-10-14T17:59:44.909608583</dc:date>
    <meta:editing-duration>PT14H48M42S</meta:editing-duration>
    <meta:editing-cycles>129</meta:editing-cycles>
    <meta:generator>LibreOffice/6.0.7.3$Linux_X86_64 LibreOffice_project/00m0$Build-3</meta:generator>
    <meta:document-statistic meta:table-count="3" meta:image-count="0" meta:object-count="0" meta:page-count="5" meta:paragraph-count="258" meta:word-count="611" meta:character-count="4108" meta:non-whitespace-character-count="3765"/>
  </office:meta>
</office:document-meta>
</file>